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C0000000C08D7D45B5010E26F.png" manifest:media-type="image/png"/>
  <manifest:file-entry manifest:full-path="Pictures/100002010000000C0000000C7BE0B7669D81F353.png" manifest:media-type="image/png"/>
  <manifest:file-entry manifest:full-path="Pictures/100002010000000C0000000C14D510AFAD848FC8.png" manifest:media-type="image/png"/>
  <manifest:file-entry manifest:full-path="Pictures/100002010000000C0000000CA6C59E60BE45ECDC.png" manifest:media-type="image/png"/>
  <manifest:file-entry manifest:full-path="Pictures/100002010000000C0000000C4C1DB5463BA5DC85.png" manifest:media-type="image/png"/>
  <manifest:file-entry manifest:full-path="Pictures/100002010000000C0000000C028EEC58206FB281.png" manifest:media-type="image/png"/>
  <manifest:file-entry manifest:full-path="Pictures/100002010000000C0000000CA91276B290EF75E2.png" manifest:media-type="image/png"/>
  <manifest:file-entry manifest:full-path="Pictures/100002010000000C0000000C4919E53B43BC19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iberation Mono', Courier, monospace"/>
    <style:font-face style:name="Lohit Devanagari1" svg:font-family="'Lohit Devanagari'"/>
    <style:font-face style:name="RedHatText" svg:font-family="RedHatText, Overpass, 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98e"/>
    </style:style>
    <style:style style:name="P2" style:family="paragraph" style:parent-style-name="Standard">
      <style:text-properties officeooo:rsid="0010198e" officeooo:paragraph-rsid="0010198e"/>
    </style:style>
    <style:style style:name="P3" style:family="paragraph" style:parent-style-name="Standard">
      <style:text-properties officeooo:rsid="001a3158" officeooo:paragraph-rsid="001a3158"/>
    </style:style>
    <style:style style:name="P4" style:family="paragraph" style:parent-style-name="Standard">
      <style:text-properties fo:font-variant="normal" fo:text-transform="none" fo:color="#545454" loext:opacity="100%" style:font-name="RedHatText" fo:font-size="12pt" fo:letter-spacing="normal" fo:font-style="normal" fo:font-weight="normal" officeooo:rsid="001a3158" officeooo:paragraph-rsid="001a3158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paragraph-rsid="0011f0b9" fo:background-color="transparen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paragraph-rsid="0011f0b9" fo:background-color="transparen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0428bc" officeooo:paragraph-rsid="0011f0b9" fo:background-color="transparen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0851c3" officeooo:paragraph-rsid="0011f0b9" fo:background-color="transparen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08a450" officeooo:paragraph-rsid="0011f0b9" fo:background-color="transparen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16f34a" officeooo:paragraph-rsid="0016f34a" fo:background-color="transparen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187add" officeooo:paragraph-rsid="00187add" fo:background-color="transparen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loext:opacity="100%" style:font-name="Consolas" fo:font-size="9pt" fo:letter-spacing="normal" fo:font-style="normal" fo:font-weight="normal" officeooo:paragraph-rsid="0011f0b9" fo:background-color="transparent"/>
    </style:style>
    <style:style style:name="P13" style:family="paragraph" style:parent-style-name="Text_20_body">
      <style:text-properties fo:font-variant="normal" fo:text-transform="none" fo:color="#545454" loext:opacity="100%" style:font-name="RedHatText" fo:font-size="12pt" fo:letter-spacing="normal" fo:font-style="normal" fo:font-weight="normal" officeooo:rsid="001a3158" officeooo:paragraph-rsid="001a3158"/>
    </style:style>
    <style:style style:name="P14" style:family="paragraph" style:parent-style-name="List_20_Heading">
      <style:paragraph-properties fo:margin-top="0cm" fo:margin-bottom="0.499cm" style:contextual-spacing="false"/>
    </style:style>
    <style:style style:name="P15" style:family="paragraph" style:parent-style-name="Standard">
      <style:text-properties officeooo:rsid="001b9843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9843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1df6b7" officeooo:paragraph-rsid="001df6b7" fo:background-color="transparen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onsolas" fo:font-size="9pt" fo:letter-spacing="normal" fo:font-style="normal" fo:font-weight="normal" officeooo:rsid="001f0132" officeooo:paragraph-rsid="001f0132" fo:background-color="transparent"/>
    </style:style>
    <style:style style:name="P19" style:family="paragraph" style:parent-style-name="Text_20_body">
      <style:text-properties officeooo:rsid="001b9843" officeooo:paragraph-rsid="001b9843"/>
    </style:style>
    <style:style style:name="T1" style:family="text">
      <style:text-properties fo:font-variant="normal" fo:text-transform="none" style:font-name="Consolas" fo:font-size="9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color="#545454" loext:opacity="100%" style:font-name="RedHatText" fo:font-size="12pt" fo:letter-spacing="normal" fo:font-style="normal" fo:font-weight="normal"/>
    </style:style>
    <style:style style:name="T4" style:family="text">
      <style:text-properties fo:font-variant="normal" fo:text-transform="none" fo:color="#545454" loext:opacity="100%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dvantage of DeploymentConfig over Deployments</text:p>
      <text:p text:style-name="P3"/>
      <text:p text:style-name="P4">deployments do not support automatically rolling back to the last successfully deployed replica set in case of a failure.</text:p>
      <text:p text:style-name="P4"/>
      <text:p text:style-name="P4">Deployments have an implicit config change trigger in that every change in the pod template of a deployment automatically triggers a new rollout. If you do not want new rollouts on pod template changes, pause the deployment:</text:p>
      <text:p text:style-name="P4"/>
      <text:p text:style-name="P13">Deployments do not support user-specified custom deployment strategies yet.</text:p>
      <text:p text:style-name="P14">Readiness Probe</text:p>
      <text:p text:style-name="Text_20_body">A Readiness check determines if the container in which it is scheduled is ready to service requests. If the readiness probe fails a container, the endpoints controller ensures the container has its IP address removed from the endpoints of all services. A readiness probe can be used to signal to the endpoints controller that even though a container is running, it should not receive any traffic from a proxy.</text:p>
      <text:p text:style-name="P14">Liveness Probe</text:p>
      <text:p text:style-name="Text_20_body">A Liveness checks determines if the container in which it is scheduled is still running. If the liveness probe fails due to a condition such as a deadlock, the kubelet kills the container The container then responds based on its restart policy.</text:p>
      <text:p text:style-name="P19">Topology View </text:p>
      <text:p text:style-name="P16"><text:span text:style-name="T3">The status or phase of the Pod is indicated by different colors and tooltips as</text:span></text:p>
      <text:p text:style-name="P16"><text:span text:style-name="Strong_20_Emphasis">Running</text:span><text:span text:style-name="T4"> </text:span><text:span text:style-name="T3">(</text:span><draw:frame draw:style-name="fr1" draw:name="Image1" text:anchor-type="as-char" svg:width="0.318cm" svg:height="0.318cm" draw:z-index="2"><draw:image xlink:href="Pictures/100002010000000C0000000C4919E53B43BC1901.png" xlink:type="simple" xlink:show="embed" xlink:actuate="onLoad" draw:mime-type="image/png"/><svg:title>odc pod running</svg:title></draw:frame><text:span text:style-name="T3">),</text:span></text:p>
      <text:p text:style-name="P16"><text:span text:style-name="Strong_20_Emphasis">Not Ready</text:span><text:span text:style-name="T4"> </text:span><text:span text:style-name="T3">(</text:span><draw:frame draw:style-name="fr1" draw:name="Image2" text:anchor-type="as-char" svg:width="0.318cm" svg:height="0.318cm" draw:z-index="3"><draw:image xlink:href="Pictures/100002010000000C0000000C028EEC58206FB281.png" xlink:type="simple" xlink:show="embed" xlink:actuate="onLoad" draw:mime-type="image/png"/><svg:title>odc pod not ready</svg:title></draw:frame><text:span text:style-name="T3">),</text:span></text:p>
      <text:p text:style-name="P16"><text:span text:style-name="Strong_20_Emphasis">Warning</text:span><text:span text:style-name="T3">(</text:span><draw:frame draw:style-name="fr1" draw:name="Image3" text:anchor-type="as-char" svg:width="0.318cm" svg:height="0.318cm" draw:z-index="4"><draw:image xlink:href="Pictures/100002010000000C0000000CA6C59E60BE45ECDC.png" xlink:type="simple" xlink:show="embed" xlink:actuate="onLoad" draw:mime-type="image/png"/><svg:title>odc pod warning</svg:title></draw:frame><text:span text:style-name="T3">),</text:span></text:p>
      <text:p text:style-name="P16"><text:span text:style-name="Strong_20_Emphasis">Failed</text:span><text:span text:style-name="T3">(</text:span><draw:frame draw:style-name="fr1" draw:name="Image4" text:anchor-type="as-char" svg:width="0.318cm" svg:height="0.318cm" draw:z-index="5"><draw:image xlink:href="Pictures/100002010000000C0000000CA91276B290EF75E2.png" xlink:type="simple" xlink:show="embed" xlink:actuate="onLoad" draw:mime-type="image/png"/><svg:title>odc pod failed</svg:title></draw:frame><text:span text:style-name="T3">),</text:span></text:p>
      <text:p text:style-name="P16"><text:span text:style-name="Strong_20_Emphasis">Pending</text:span><text:span text:style-name="T3">(</text:span><draw:frame draw:style-name="fr1" draw:name="Image5" text:anchor-type="as-char" svg:width="0.318cm" svg:height="0.318cm" draw:z-index="6"><draw:image xlink:href="Pictures/100002010000000C0000000C7BE0B7669D81F353.png" xlink:type="simple" xlink:show="embed" xlink:actuate="onLoad" draw:mime-type="image/png"/><svg:title>odc pod pending</svg:title></draw:frame><text:span text:style-name="T3">),</text:span></text:p>
      <text:p text:style-name="P16"><text:span text:style-name="Strong_20_Emphasis">Succeeded</text:span><text:span text:style-name="T3">(</text:span><draw:frame draw:style-name="fr1" draw:name="Image6" text:anchor-type="as-char" svg:width="0.318cm" svg:height="0.318cm" draw:z-index="7"><draw:image xlink:href="Pictures/100002010000000C0000000C08D7D45B5010E26F.png" xlink:type="simple" xlink:show="embed" xlink:actuate="onLoad" draw:mime-type="image/png"/><svg:title>odc pod succeeded</svg:title></draw:frame><text:span text:style-name="T3">),</text:span></text:p>
      <text:p text:style-name="P16"><text:span text:style-name="Strong_20_Emphasis">Terminating</text:span><text:span text:style-name="T3">(</text:span><draw:frame draw:style-name="fr1" draw:name="Image7" text:anchor-type="as-char" svg:width="0.318cm" svg:height="0.318cm" draw:z-index="0"><draw:image xlink:href="Pictures/100002010000000C0000000C4C1DB5463BA5DC85.png" xlink:type="simple" xlink:show="embed" xlink:actuate="onLoad" draw:mime-type="image/png"/><svg:title>odc pod terminating</svg:title></draw:frame><text:span text:style-name="T3">), or </text:span><text:span text:style-name="Strong_20_Emphasis">Unknown</text:span><text:span text:style-name="T3">(</text:span><draw:frame draw:style-name="fr1" draw:name="Image8" text:anchor-type="as-char" svg:width="0.318cm" svg:height="0.318cm" draw:z-index="1"><draw:image xlink:href="Pictures/100002010000000C0000000C14D510AFAD848FC8.png" xlink:type="simple" xlink:show="embed" xlink:actuate="onLoad" draw:mime-type="image/png"/><svg:title>odc pod unknown</svg:title></draw:frame><text:span text:style-name="T3">).</text:span></text:p>
      <text:p text:style-name="P15"/>
      <text:p text:style-name="P2">Application deployment from GIT and Integration with Jenkins :-</text:p>
      <text:p text:style-name="P1"/>
      <text:p text:style-name="P1">oc new-app java~https://github.com/vipinpatel84/springbootopenshift.git --as-deployment-config=true --name springbootgit</text:p>
      <text:p text:style-name="P1"/>
      <text:p text:style-name="P5"><text:span text:style-name="T1">oc new-app jenkins-persistent --param MEMORY_LIMIT=2Gi --param DISABLE_ADMINISTRATIVE_MONITORS=true</text:span><text:span text:style-name="T2"> </text:span><text:span text:style-name="T1">--param ENABLE_OAUTH=true</text:span><text:span text:style-name="T2"> –</text:span><text:span text:style-name="T1">as-deployment-config=true</text:span></text:p>
      <text:p text:style-name="P6"/>
      <text:p text:style-name="P7">Set Resources of Application</text:p>
      <text:p text:style-name="P7"/>
      <text:p text:style-name="P7">oc set resources dc springbootgit --limits=cpu=1 --requests=cpu=.1,memory=250Mi</text:p>
      <text:p text:style-name="P7"/>
      <text:p text:style-name="P6">oc set resources dc springbootgit --limits=cpu=1 --requests=cpu=1,memory=1Gi</text:p>
      <text:p text:style-name="P6"/>
      <text:p text:style-name="P7">To get the URL of Routes :-</text:p>
      <text:p text:style-name="P7"/>
      <text:p text:style-name="P6">oc get route jenkins -o jsonpath='{.spec.host}{"\n"}'</text:p>
      <text:p text:style-name="P6"/>
      <text:p text:style-name="P12">Turn off all automatic triggers:</text:p>
      <text:p text:style-name="P6"><text:soft-page-break/></text:p>
      <text:p text:style-name="P6">oc set triggers dc springbootgit –manual</text:p>
      <text:p text:style-name="P6"/>
      <text:p text:style-name="P8">Adding roles in Jenkins</text:p>
      <text:p text:style-name="P8"/>
      <text:p text:style-name="P8">oc policy add-role-to-user edit system:serviceaccount:tribe-devops:jenkins -n tribe-devops</text:p>
      <text:p text:style-name="P8"/>
      <text:p text:style-name="P8"/>
      <text:p text:style-name="P9">Jenkins Pipeline Script :-</text:p>
      <text:p text:style-name="P9"/>
      <text:p text:style-name="P9">node {</text:p>
      <text:p text:style-name="P9"><text:s text:c="2"/>stage('Build Tasks') {</text:p>
      <text:p text:style-name="P9"><text:s text:c="4"/>openshift.withCluster() {</text:p>
      <text:p text:style-name="P9"><text:s text:c="6"/>openshift.withProject("tribe-devops") {</text:p>
      <text:p text:style-name="P9"><text:s text:c="8"/>openshift.selector("bc", "springbootgit").startBuild("--wait=true")</text:p>
      <text:p text:style-name="P9"><text:s text:c="6"/>}</text:p>
      <text:p text:style-name="P9"><text:s text:c="4"/>}</text:p>
      <text:p text:style-name="P9"><text:s text:c="2"/>}</text:p>
      <text:p text:style-name="P9"><text:s text:c="2"/>stage('Tag Image') {</text:p>
      <text:p text:style-name="P9"><text:s text:c="4"/>openshift.withCluster() {</text:p>
      <text:p text:style-name="P9"><text:s text:c="6"/>openshift.withProject("tribe-devops") {</text:p>
      <text:p text:style-name="P9"><text:s text:c="8"/>openshift.tag("springbootgit:latest", "springbootgit:${BUILD_NUMBER}")</text:p>
      <text:p text:style-name="P9"><text:s text:c="6"/>}</text:p>
      <text:p text:style-name="P9"><text:s text:c="4"/>}</text:p>
      <text:p text:style-name="P9"><text:s text:c="2"/>}</text:p>
      <text:p text:style-name="P9"><text:s text:c="2"/>stage('Deploy new image') {</text:p>
      <text:p text:style-name="P9"><text:s text:c="4"/>openshift.withCluster() {</text:p>
      <text:p text:style-name="P9"><text:s text:c="6"/>openshift.withProject("tribe-devops") {</text:p>
      <text:p text:style-name="P9"><text:s text:c="8"/>openshift.selector("dc", "springbootgit").rollout().latest();</text:p>
      <text:p text:style-name="P9"><text:s text:c="6"/>}</text:p>
      <text:p text:style-name="P9"><text:s text:c="4"/>}</text:p>
      <text:p text:style-name="P9"><text:s text:c="2"/>}</text:p>
      <text:p text:style-name="P9">}</text:p>
      <text:p text:style-name="P9"/>
      <text:p text:style-name="P9"/>
      <text:p text:style-name="P10">Deploying docker Image on Openshift :-</text:p>
      <text:p text:style-name="P10"/>
      <text:p text:style-name="P10">oc new-app -n tribe-devops --name redis –docker-image=redis</text:p>
      <text:p text:style-name="P10"/>
      <text:p text:style-name="P10"/>
      <text:p text:style-name="P11">Set environment variables :-</text:p>
      <text:p text:style-name="P11"/>
      <text:p text:style-name="P11">oc set env dc springbootgit -e env_name=dev</text:p>
      <text:p text:style-name="P11"/>
      <text:p text:style-name="P11"/>
      <text:p text:style-name="P17">ConfigMap :-</text:p>
      <text:p text:style-name="P17"/>
      <text:p text:style-name="P17">oc create configmap springboot-configmap –from-file=config-map-env.properties</text:p>
      <text:p text:style-name="P17"/>
      <text:p text:style-name="P18">mounting ConfigMap on Volu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iberation Mono', Courier, monospace"/>
    <style:font-face style:name="Lohit Devanagari1" svg:font-family="'Lohit Devanagari'"/>
    <style:font-face style:name="RedHatText" svg:font-family="RedHatText, Overpass, 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9:24:50.697027684</meta:creation-date>
    <dc:date>2021-06-19T00:23:38.347952787</dc:date>
    <meta:editing-duration>PT9H23M39S</meta:editing-duration>
    <meta:editing-cycles>8</meta:editing-cycles>
    <meta:generator>LibreOffice/7.1.3.2$Linux_X86_64 LibreOffice_project/10$Build-2</meta:generator>
    <meta:document-statistic meta:table-count="0" meta:image-count="8" meta:object-count="0" meta:page-count="2" meta:paragraph-count="60" meta:word-count="382" meta:character-count="2999" meta:non-whitespace-character-count="2591"/>
  </office:meta>
</office:document-meta>
</file>